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text-align="center" style:justify-single-word="false" fo:break-before="auto" fo:break-after="auto"/>
    </style:style>
    <style:style style:name="P3" style:family="paragraph" style:parent-style-name="normal">
      <style:paragraph-properties fo:break-before="auto" fo:break-after="auto"/>
      <style:text-properties style:font-name="Arial" style:font-name-asian="Arial1" style:font-name-complex="Arial1"/>
    </style:style>
    <style:style style:name="P4" style:family="paragraph" style:parent-style-name="normal">
      <style:paragraph-properties fo:text-align="justify" style:justify-single-word="false" fo:break-before="auto" fo:break-after="auto"/>
      <style:text-properties style:font-name="Arial" style:font-name-asian="Arial1" style:font-name-complex="Arial1"/>
    </style:style>
    <style:style style:name="P5" style:family="paragraph" style:parent-style-name="normal">
      <style:paragraph-properties fo:break-before="auto" fo:break-after="auto"/>
      <style:text-properties style:font-name="Arial" fo:font-weight="bold" style:font-name-asian="Arial1" style:font-weight-asian="bold" style:font-name-complex="Arial1"/>
    </style:style>
    <style:style style:name="P6" style:family="paragraph" style:parent-style-name="normal">
      <style:paragraph-properties fo:text-align="center" style:justify-single-word="false" fo:break-before="auto" fo:break-after="auto"/>
      <style:text-properties style:font-name="Arial" fo:font-weight="bold" style:font-name-asian="Arial1" style:font-weight-asian="bold" style:font-name-complex="Arial1"/>
    </style:style>
    <style:style style:name="P7" style:family="paragraph" style:parent-style-name="normal">
      <style:paragraph-properties fo:text-align="justify" style:justify-single-word="false" fo:break-before="auto" fo:break-after="auto"/>
      <style:text-properties style:font-name="Arial" fo:font-weight="bold" style:font-name-asian="Arial1" style:font-weight-asian="bold" style:font-name-complex="Arial1"/>
    </style:style>
    <style:style style:name="P8" style:family="paragraph" style:parent-style-name="normal">
      <style:paragraph-properties fo:text-align="justify" style:justify-single-word="false" fo:break-before="auto" fo:break-after="auto"/>
    </style:style>
    <style:style style:name="P9" style:family="paragraph" style:parent-style-name="normal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10" style:family="paragraph" style:parent-style-name="normal">
      <style:paragraph-properties fo:margin-left="0in" fo:margin-right="0in" fo:text-align="justify" style:justify-single-word="false" fo:text-indent="0.5in" style:auto-text-indent="false" fo:break-before="auto" fo:break-after="auto"/>
      <style:text-properties style:font-name="Arial" style:font-name-asian="Arial1" style:font-name-complex="Arial1"/>
    </style:style>
    <style:style style:name="P11" style:family="paragraph" style:parent-style-name="normal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12" style:family="paragraph" style:parent-style-name="normal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size="15pt" style:text-underline-style="solid" style:text-underline-width="auto" style:text-underline-color="font-color" style:font-name-asian="Arial1" style:font-size-asian="15pt" style:font-name-complex="Arial1" style:font-size-complex="15pt"/>
    </style:style>
    <style:style style:name="T5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====================================================================</text:span></text:p>
      <text:p text:style-name="P2"><text:span text:style-name="T2">COMO CRIAR UM ÍCONE DE APLICATIVO NO MENU GNOME</text:span></text:p>
      <text:p text:style-name="P2"><text:span text:style-name="T2">E UM EXECUTÁVEL NO SHELL</text:span></text:p>
      <text:p text:style-name="P1"><text:span text:style-name="T3">====================================================================</text:span></text:p>
      <text:p text:style-name="P2"><text:span text:style-name="T4">1-Coisa a se saber é:</text:span><text:span text:style-name="T5"> qual é o executável, nesse caso é o arquivo eclipse.</text:span></text:p>
      <text:p text:style-name="P1"><text:span text:style-name="T3">====================================================================</text:span></text:p>
      <text:p text:style-name="P2"><text:span text:style-name="T4">2- Criando o executável no Shell</text:span></text:p>
      <text:p text:style-name="P1"><text:span text:style-name="T5">Crie um arquivo.sh(shell script) </text:span></text:p>
      <text:p text:style-name="P1"><text:span text:style-name="T5">Nome do shell script: eclipsecpp.sh</text:span></text:p>
      <text:p text:style-name="P1"><text:span text:style-name="T5">Mova o shell script para diretório /bin</text:span></text:p>
      <text:p text:style-name="P2"><text:span text:style-name="T3">ARQUIVO:</text:span></text:p>
      <text:p text:style-name="P1"><text:span text:style-name="T3">*******************************************************************************************************</text:span></text:p>
      <text:p text:style-name="P1"><text:span text:style-name="T5">#!/bin/bash <text:s text:c="97"/></text:span></text:p>
      <text:p text:style-name="P1"><text:span text:style-name="T5">cd /home/geovane/software/eclipse-cpp-2019-12-R-linux-gtk-x86_64/eclipse <text:s/></text:span></text:p>
      <text:p text:style-name="P1"><text:span text:style-name="T5">./eclipse <text:s text:c="110"/></text:span></text:p>
      <text:p text:style-name="P1"><text:span text:style-name="T3">*******************************************************************************************************</text:span></text:p>
      <text:p text:style-name="P1"><text:span text:style-name="T5">toda vez que digitar eclipsecpp.sh no shell ira abrir a aplicação</text:span></text:p>
      <text:p text:style-name="P3"/>
      <text:p text:style-name="P1"><text:span text:style-name="T3">====================================================================</text:span></text:p>
      <text:p text:style-name="P2"><text:span text:style-name="T4">3-Criando o executável no menu </text:span></text:p>
      <text:p text:style-name="P8"><text:span text:style-name="T5">Crie um arquivo .desktop na pasta /usr/share/applications para executar globalmente ou na pasta ~/.local/share/applications onde executará apenas na sessão de um usuário específico.</text:span></text:p>
      <text:p text:style-name="P1"><text:span text:style-name="T5">Nome do arquivo: eclipsecpp.desktop </text:span></text:p>
      <text:p text:style-name="P2"><text:span text:style-name="T3">ARQUIVO:</text:span></text:p>
      <text:p text:style-name="P1"><text:span text:style-name="T3">*******************************************************************************************************</text:span></text:p>
      <text:p text:style-name="P1"><text:span text:style-name="T5">[Desktop Entry]</text:span></text:p>
      <text:p text:style-name="P1"><text:span text:style-name="T5">Type=Application <text:s text:c="13"/></text:span></text:p>
      <text:p text:style-name="P1"><text:span text:style-name="T5">Name=Eclipse Cpp</text:span></text:p>
      <text:p text:style-name="P1"><text:span text:style-name="T5">Keywords=ide;java;eclipse;codigo;editor;developers; <text:s text:c="5"/></text:span></text:p>
      <text:p text:style-name="P1"><text:span text:style-name="T5">Comment=IDE de programação <text:s text:c="3"/></text:span></text:p>
      <text:p text:style-name="P1"><text:span text:style-name="T5">Exec=/home/geovane/software/eclipse-cpp-2019-12-R-linux-gtk-x86_64/eclipse/eclipse <text:s text:c="7"/></text:span></text:p>
      <text:p text:style-name="P1"><text:span text:style-name="T5">Icon=/home/geovane/software/eclipse-cpp-2019-12-R-linux-gtk-x86_64/eclipse/cdt.png</text:span></text:p>
      <text:p text:style-name="P1"><text:span text:style-name="T5">Terminal=false</text:span></text:p>
      <text:p text:style-name="P1"><text:span text:style-name="T5">Categories=Development;</text:span></text:p>
      <text:p text:style-name="P1"><text:span text:style-name="T3">******************************************************************************************************* </text:span></text:p>
      <text:p text:style-name="P9"><text:span text:style-name="T3">Type</text:span><text:span text:style-name="T5"> é o tipo do arquivo, </text:span><text:span text:style-name="T3">Name</text:span><text:span text:style-name="T5"> é o nome do arquivo, </text:span><text:span text:style-name="T3">Keywords</text:span><text:span text:style-name="T5"> são palavras chaves para procurar o aplicativo no menu, </text:span><text:span text:style-name="T3">Comment</text:span><text:span text:style-name="T5"> é uma comentário que aparecerá quando colocar o mouse em cima da aplicação no menu, </text:span><text:span text:style-name="T3">Exec</text:span><text:span text:style-name="T5"> é onde está o executável da aplicação, </text:span><text:span text:style-name="T3">Icon</text:span><text:span text:style-name="T5"> é onde está o ícone da aplicação para colocar no menu, </text:span><text:span text:style-name="T3">Terminal false </text:span><text:span text:style-name="T5">fala que o aplicativo não usa a interface do terminal. </text:span><text:span text:style-name="T3">Categories Development</text:span><text:span text:style-name="T5"> coloca o app em um sub menu chamado de desenvolvimento. <text:s text:c="5"/></text:span></text:p>
      <text:p text:style-name="P10"/>
      <text:p text:style-name="P1"><text:span text:style-name="T3">====================================================================</text:span></text:p>
      <text:p text:style-name="P5"/>
      <text:p text:style-name="P5"/>
      <text:p text:style-name="P5"/>
      <text:p text:style-name="P5"/>
      <text:p text:style-name="P5"/>
      <text:p text:style-name="P1"><text:span text:style-name="T3">====================================================================</text:span></text:p>
      <text:p text:style-name="P2"><text:span text:style-name="T2">COMO FAZER PARA O VSCODE SER EXECUTADO NO PATH</text:span></text:p>
      <text:p text:style-name="P2"><text:soft-page-break/><text:span text:style-name="T3">====================================================================</text:span></text:p>
      <text:p text:style-name="P8"><text:span text:style-name="T5">Acrescente no arquivo ” ~/.bashrc” a seguinte linha de código.</text:span></text:p>
      <text:p text:style-name="P6"/>
      <text:p text:style-name="P2"><text:span text:style-name="T3">ARQUIVE:</text:span></text:p>
      <text:p text:style-name="P2"><text:span text:style-name="T3">*******************************************************************************************************</text:span></text:p>
      <text:p text:style-name="P8"><text:span text:style-name="T5">CODIGO ACIMA<text:tab/>...</text:span></text:p>
      <text:p text:style-name="P8"><text:span text:style-name="T5">export PATH="$PATH:/home/geovane/softwares/VSCode-linux-x64/bin"</text:span></text:p>
      <text:p text:style-name="P8"><text:span text:style-name="T3">*******************************************************************************************************</text:span></text:p>
      <text:p text:style-name="P8"><text:span text:style-name="T5">$PATH “:LOCAL do arquivo”.</text:span></text:p>
      <text:p text:style-name="P8"><text:span text:style-name="T3">====================================================================</text:span></text:p>
      <text:p text:style-name="P7"/>
      <text:p text:style-name="P7"/>
      <text:p text:style-name="P8"><text:span text:style-name="T3">====================================================================</text:span></text:p>
      <text:p text:style-name="P2"><text:span text:style-name="T2">COMO FAZER AUTOLOGIN NO LUBUNTU 18.04</text:span></text:p>
      <text:p text:style-name="P8"><text:span text:style-name="T3">====================================================================</text:span></text:p>
      <text:p text:style-name="P11"><text:span text:style-name="T5">Primeiro rode o comando [ $systemctl status display-manager ], para ver se o seu linux é lightdm, o meu Lubunto é. </text:span></text:p>
      <text:p text:style-name="P11"><text:span text:style-name="T5">O Lubunto não tem o arquivo “ /etc/lightdm/lightdm.conf ”, então deves criar um chamado de “ 12-autologin.conf ” no diretório “ /etc/lightdm/lightdm.conf/ ”.</text:span></text:p>
      <text:p text:style-name="P2"><text:span text:style-name="T5">ARQUIVO:</text:span></text:p>
      <text:p text:style-name="P2"><text:span text:style-name="T3">*******************************************************************************************************</text:span></text:p>
      <text:p text:style-name="P1"><text:span text:style-name="T5">[SeatDefaults]</text:span></text:p>
      <text:p text:style-name="P1"><text:span text:style-name="T5">autologin-user=”Nome do seu usuario”</text:span></text:p>
      <text:p text:style-name="P2"><text:span text:style-name="T3">*******************************************************************************************************</text:span></text:p>
      <text:p text:style-name="P8"><text:span text:style-name="T3">====================================================================</text:span></text:p>
      <text:p text:style-name="P7"/>
      <text:p text:style-name="P7"/>
      <text:p text:style-name="P8"><text:span text:style-name="T3">====================================================================</text:span></text:p>
      <text:p text:style-name="P2"><text:span text:style-name="T2">CURSOR DO MOUSE MUDANDO SOZINHO</text:span></text:p>
      <text:p text:style-name="P8"><text:span text:style-name="T3">====================================================================</text:span></text:p>
      <text:p text:style-name="P8"><text:span text:style-name="T5">Primeiro coloque sua pasta do tema de cursor no diretorio “ ~/.icons/ “ , agora selecione seu tema via interface gráfica e depois mude o arquivo que fica em <text:s text:c="18"/>“/usr/share/icons/default/index.theme ”</text:span></text:p>
      <text:p text:style-name="P2"><text:span text:style-name="T5">ARQUIVO:</text:span></text:p>
      <text:p text:style-name="P2"><text:span text:style-name="T3">*******************************************************************************************************</text:span></text:p>
      <text:p text:style-name="P1"><text:span text:style-name="T5">[Icon Theme]</text:span></text:p>
      <text:p text:style-name="P1"><text:span text:style-name="T5">Inherits=”Nome igual aparece na interface gráfica”</text:span></text:p>
      <text:p text:style-name="P2"><text:span text:style-name="T3">*******************************************************************************************************</text:span></text:p>
      <text:p text:style-name="P8"><text:span text:style-name="T3">====================================================================</text:span></text:p>
      <text:p text:style-name="P7"/>
      <text:p text:style-name="P8"><text:span text:style-name="T3">====================================================================</text:span></text:p>
      <text:p text:style-name="P2"><text:span text:style-name="T2">TEMA MAC os X ou Qualquer outro</text:span></text:p>
      <text:p text:style-name="P8"><text:span text:style-name="T3">====================================================================</text:span></text:p>
      <text:p text:style-name="P8"><text:span text:style-name="T5">Primeiro baixe o tema (ex: mac os dark theme github), extraia o arquivo, coloque ele na pasta “~/.themes”, entre na interface gráfica de temas e coloque seu tema nela.</text:span></text:p>
      <text:p text:style-name="P8"><text:span text:style-name="T3">====================================================================</text:span></text:p>
      <text:p text:style-name="P2"><text:span text:style-name="T2">Trocar icones</text:span></text:p>
      <text:p text:style-name="P8"><text:span text:style-name="T3">====================================================================</text:span></text:p>
      <text:p text:style-name="P8"><text:span text:style-name="T5">Primeiro baixe o ícone (ex: mac os icons github), extraia o arquivo, coloque ele na pasta “~/.icons”, entre na interface gráfica de temas e coloque seu ícone.</text:span></text:p>
      <text:p text:style-name="P8"><text:span text:style-name="T3">====================================================================</text:span></text:p>
      <text:p text:style-name="P4"><text:soft-page-break/>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5T19:07:31.964414110</dc:date>
    <meta:editing-duration>PT25M10S</meta:editing-duration>
    <meta:editing-cycles>1</meta:editing-cycles>
    <meta:document-statistic meta:table-count="0" meta:image-count="0" meta:object-count="0" meta:page-count="3" meta:paragraph-count="76" meta:word-count="419" meta:character-count="5336" meta:non-whitespace-character-count="4721"/>
    <meta:generator>LibreOffice/7.0.4.2$Linux_X86_64 LibreOffice_project/00$Build-2</meta:generator>
  </office:meta>
</office:document-meta>
</file>